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text-properties fo:font-size="14pt" fo:language="es" fo:country="CL" officeooo:paragraph-rsid="001583dd" style:font-size-asian="14pt" style:font-size-complex="14pt"/>
    </style:style>
    <style:style style:name="P3" style:family="paragraph" style:parent-style-name="Standard">
      <style:text-properties fo:language="es" fo:country="CL"/>
    </style:style>
    <style:style style:name="P4" style:family="paragraph" style:parent-style-name="Standard">
      <style:text-properties fo:language="es" fo:country="CL" fo:font-style="italic" style:font-style-asian="italic"/>
    </style:style>
    <style:style style:name="P5" style:family="paragraph" style:parent-style-name="Standard">
      <style:paragraph-properties fo:margin-top="0cm" fo:margin-bottom="0cm" style:contextual-spacing="false"/>
      <style:text-properties fo:font-size="20pt" fo:language="es" fo:country="CL" style:font-size-asian="20pt" style:font-size-complex="20pt"/>
    </style:style>
    <style:style style:name="P6" style:family="paragraph" style:parent-style-name="Standard">
      <style:paragraph-properties fo:margin-top="0cm" fo:margin-bottom="0cm" style:contextual-spacing="false"/>
      <style:text-properties fo:language="es" fo:country="CL"/>
    </style:style>
    <style:style style:name="P7" style:family="paragraph" style:parent-style-name="Standard">
      <style:paragraph-properties fo:margin-top="0cm" fo:margin-bottom="0cm" style:contextual-spacing="false" fo:text-align="center" style:justify-single-word="false"/>
      <style:text-properties fo:language="es" fo:country="CL"/>
    </style:style>
    <style:style style:name="P8" style:family="paragraph" style:parent-style-name="Standard">
      <style:paragraph-properties fo:margin-top="0cm" fo:margin-bottom="0cm" style:contextual-spacing="false"/>
      <style:text-properties fo:language="es" fo:country="CL" fo:font-style="italic" style:font-style-asian="italic"/>
    </style:style>
    <style:style style:name="P9" style:family="paragraph" style:parent-style-name="Standard">
      <style:paragraph-properties fo:margin-top="0cm" fo:margin-bottom="0cm" style:contextual-spacing="false"/>
      <style:text-properties fo:language="es" fo:country="CL" fo:font-style="italic" officeooo:paragraph-rsid="001583dd" style:font-style-asian="italic"/>
    </style:style>
    <style:style style:name="P10" style:family="paragraph" style:parent-style-name="Standard">
      <style:paragraph-properties fo:margin-top="0cm" fo:margin-bottom="0cm" style:contextual-spacing="false" fo:text-align="justify" style:justify-single-word="false"/>
      <style:text-properties fo:language="es" fo:country="CL" fo:font-style="italic" officeooo:paragraph-rsid="001583dd" style:font-style-asian="italic"/>
    </style:style>
    <style:style style:name="P11" style:family="paragraph" style:parent-style-name="Standard">
      <style:paragraph-properties fo:margin-top="0cm" fo:margin-bottom="0cm" style:contextual-spacing="false"/>
      <style:text-properties fo:language="es" fo:country="CL" fo:font-style="normal" style:font-style-asian="normal" style:font-style-complex="normal"/>
    </style:style>
    <style:style style:name="P12" style:family="paragraph" style:parent-style-name="Standard">
      <style:paragraph-properties fo:margin-top="0cm" fo:margin-bottom="0cm" style:contextual-spacing="false"/>
      <style:text-properties fo:font-size="12pt" fo:language="es" fo:country="CL" fo:font-style="italic" style:font-size-asian="12pt" style:font-style-asian="italic" style:font-size-complex="12pt"/>
    </style:style>
    <style:style style:name="P13" style:family="paragraph" style:parent-style-name="Standard">
      <style:paragraph-properties fo:margin-top="0cm" fo:margin-bottom="0cm" style:contextual-spacing="false" fo:text-align="justify" style:justify-single-word="false"/>
      <style:text-properties fo:font-size="12pt" fo:language="es" fo:country="CL" fo:font-style="italic" officeooo:paragraph-rsid="001583dd" style:font-size-asian="12pt" style:font-style-asian="italic" style:font-size-complex="12pt"/>
    </style:style>
    <style:style style:name="P14" style:family="paragraph" style:parent-style-name="Standard">
      <style:paragraph-properties fo:margin-top="0cm" fo:margin-bottom="0cm" style:contextual-spacing="false" fo:text-align="justify" style:justify-single-word="false"/>
      <style:text-properties fo:font-size="12pt" fo:language="es" fo:country="CL" fo:font-style="italic" officeooo:paragraph-rsid="0016c760" style:font-size-asian="12pt" style:font-style-asian="italic" style:font-size-complex="12pt"/>
    </style:style>
    <style:style style:name="P15" style:family="paragraph" style:parent-style-name="Standard">
      <style:paragraph-properties fo:margin-top="0cm" fo:margin-bottom="0cm" style:contextual-spacing="false"/>
      <style:text-properties fo:font-size="12pt" fo:language="es" fo:country="CL" fo:font-style="italic" officeooo:paragraph-rsid="0016c760" style:font-size-asian="12pt" style:font-style-asian="italic" style:font-size-complex="12pt"/>
    </style:style>
    <style:style style:name="P16" style:family="paragraph" style:parent-style-name="Standard">
      <style:paragraph-properties fo:margin-top="0cm" fo:margin-bottom="0cm" style:contextual-spacing="false"/>
      <style:text-properties fo:font-size="12pt" fo:language="es" fo:country="CL" style:font-size-asian="12pt" style:font-size-complex="12pt"/>
    </style:style>
    <style:style style:name="P17" style:family="paragraph" style:parent-style-name="Standard" style:master-page-name="First_20_Page">
      <style:paragraph-properties fo:margin-top="0cm" fo:margin-bottom="0cm" style:contextual-spacing="false" fo:text-align="center" style:justify-single-word="false" style:page-number="1"/>
      <style:text-properties fo:language="es" fo:country="CL"/>
    </style:style>
    <style:style style:name="P18" style:family="paragraph" style:parent-style-name="Standard">
      <style:paragraph-properties fo:margin-top="0cm" fo:margin-bottom="0cm" style:contextual-spacing="false" fo:break-before="page"/>
      <style:text-properties fo:language="es" fo:country="CL"/>
    </style:style>
    <style:style style:name="P19" style:family="paragraph" style:parent-style-name="Standard" style:list-style-name="WWNum2">
      <style:paragraph-properties fo:margin-left="1.27cm" fo:margin-right="0cm" fo:margin-top="0cm" fo:margin-bottom="0cm" style:contextual-spacing="true" fo:text-indent="-0.635cm" style:auto-text-indent="false"/>
      <style:text-properties fo:font-size="14pt" fo:language="es" fo:country="CL" style:font-size-asian="14pt" style:font-size-complex="14pt"/>
    </style:style>
    <style:style style:name="P20" style:family="paragraph" style:parent-style-name="Heading_20_1" style:list-style-name="WWNum1">
      <style:paragraph-properties fo:margin-left="1.27cm" fo:margin-right="0cm" fo:margin-top="0.706cm" fo:margin-bottom="0.212cm" style:contextual-spacing="true" fo:text-indent="-0.635cm" style:auto-text-indent="false"/>
      <style:text-properties fo:language="es" fo:country="CL"/>
    </style:style>
    <style:style style:name="P21" style:family="paragraph" style:parent-style-name="Heading_20_1" style:list-style-name="WWNum1">
      <style:paragraph-properties fo:margin-left="1.27cm" fo:margin-right="0cm" fo:margin-top="0.706cm" fo:margin-bottom="0.212cm" style:contextual-spacing="true" fo:text-indent="-0.635cm" style:auto-text-indent="false" fo:break-before="page"/>
      <style:text-properties fo:language="es" fo:country="CL" officeooo:paragraph-rsid="001583dd"/>
    </style:style>
    <style:style style:name="P22" style:family="paragraph" style:parent-style-name="Heading_20_1">
      <style:paragraph-properties fo:margin-top="0.706cm" fo:margin-bottom="0.212cm" style:contextual-spacing="false"/>
      <style:text-properties fo:language="es" fo:country="CL"/>
    </style:style>
    <style:style style:name="P23" style:family="paragraph" style:parent-style-name="Heading_20_1">
      <style:paragraph-properties fo:margin-top="0.706cm" fo:margin-bottom="0.212cm" style:contextual-spacing="false" fo:break-before="page"/>
      <style:text-properties fo:language="es" fo:country="CL"/>
    </style:style>
    <style:style style:name="P24" style:family="paragraph" style:parent-style-name="Heading_20_2">
      <style:paragraph-properties fo:margin-left="0cm" fo:margin-right="0cm" fo:margin-top="0.635cm" fo:margin-bottom="0.212cm" style:contextual-spacing="false" fo:text-indent="1.27cm" style:auto-text-indent="false"/>
      <style:text-properties fo:language="es" fo:country="CL"/>
    </style:style>
    <style:style style:name="P25" style:family="paragraph" style:parent-style-name="Heading_20_2">
      <style:paragraph-properties fo:margin-left="0cm" fo:margin-right="0cm" fo:margin-top="0.635cm" fo:margin-bottom="0.212cm" style:contextual-spacing="false" fo:text-indent="1.27cm" style:auto-text-indent="false"/>
      <style:text-properties fo:language="es" fo:country="CL" fo:font-style="italic" style:font-style-asian="italic"/>
    </style:style>
    <style:style style:name="P26" style:family="paragraph" style:parent-style-name="Heading_20_2">
      <style:paragraph-properties fo:margin-top="0.635cm" fo:margin-bottom="0.212cm" style:contextual-spacing="false" fo:text-align="center" style:justify-single-word="false"/>
      <style:text-properties fo:language="es" fo:country="CL"/>
    </style:style>
    <style:style style:name="P27" style:family="paragraph" style:parent-style-name="Heading_20_3">
      <style:paragraph-properties fo:margin-top="0.564cm" fo:margin-bottom="0.141cm" style:contextual-spacing="false"/>
      <style:text-properties fo:language="es" fo:country="CL"/>
    </style:style>
    <style:style style:name="P28" style:family="paragraph" style:parent-style-name="Title">
      <style:paragraph-properties fo:margin-top="0cm" fo:margin-bottom="0.106cm" style:contextual-spacing="false" fo:text-align="center" style:justify-single-word="false"/>
      <style:text-properties fo:language="es" fo:country="CL"/>
    </style:style>
    <style:style style:name="T1" style:family="text">
      <style:text-properties style:text-underline-style="none"/>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6pt" fo:font-style="italic" style:font-size-asian="16pt" style:font-style-asian="italic" style:font-size-complex="16pt"/>
    </style:style>
    <style:style style:name="T5" style:family="text">
      <style:text-properties fo:font-style="normal" style:font-style-asian="normal" style:font-style-complex="normal"/>
    </style:style>
    <style:style style:name="T6" style:family="text">
      <style:text-properties fo:font-style="normal" officeooo:rsid="0016c760" style:font-style-asian="normal" style:font-style-complex="normal"/>
    </style:style>
    <style:style style:name="T7" style:family="text">
      <style:text-properties fo:font-size="12pt"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1583dd" style:font-size-asian="12pt" style:font-style-asian="normal" style:font-size-complex="12pt" style:font-style-complex="normal"/>
    </style:style>
    <style:style style:name="T10" style:family="text">
      <style:text-properties fo:font-size="12pt" fo:font-style="normal" officeooo:rsid="0016c760" style:font-size-asian="12pt" style:font-style-asian="normal" style:font-size-complex="12pt" style:font-style-complex="normal"/>
    </style:style>
    <style:style style:name="T11" style:family="text">
      <style:text-properties fo:font-size="12pt" officeooo:rsid="0016fa78" style:font-size-asian="10.5pt" style:font-size-complex="12pt"/>
    </style:style>
    <style:style style:name="T12" style:family="text">
      <style:text-properties officeooo:rsid="0016fa78"/>
    </style:style>
    <style:style style:name="T13"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01.jpg" text:anchor-type="as-char" svg:width="12.069cm" svg:height="7.041cm" draw:z-index="0"><draw:image/><svg:desc>http://informatica.uach.cl/wp-content/uploads//2014/11/Logo_ICI_UACh.jpg</svg:desc></draw:frame></text:p>
      <text:p text:style-name="P28"><text:bookmark text:name="_oh18psecevwf"/>TÍTULO DEL PROYECTO</text:p>
      <text:p text:style-name="P6"/>
      <text:p text:style-name="P26"><text:bookmark text:name="_gahxx7w1q65p"/></text:p>
      <text:p text:style-name="P26"><text:bookmark text:name="_qiiug8yuvsa3"/>Nombre de los participantes</text:p>
      <text:p text:style-name="P7">Fecha de realización del documento: xx/xx/xxxx</text:p>
      <text:p text:style-name="P7">Versión del documento: x.x</text:p>
      <text:p text:style-name="P7"/>
      <text:p text:style-name="P6"/>
      <text:p text:style-name="P22"><text:bookmark text:name="_501d1e2s0v5w"/>Resumen del documento:</text:p>
      <text:p text:style-name="P6"/>
      <text:list xml:id="list5769074551676482779" text:style-name="WWNum2">
        <text:list-item>
          <text:p text:style-name="P19">Descripción del problema</text:p>
        </text:list-item>
      </text:list>
      <text:p text:style-name="P6"/>
      <text:list xml:id="list152760075654337" text:continue-numbering="true" text:style-name="WWNum2">
        <text:list-item>
          <text:p text:style-name="P19">Análisis de requisitos</text:p>
        </text:list-item>
      </text:list>
      <text:p text:style-name="P6"/>
      <text:list xml:id="list152760527703978" text:continue-numbering="true" text:style-name="WWNum2">
        <text:list-item>
          <text:p text:style-name="P19">Modelización de la solución</text:p>
        </text:list-item>
      </text:list>
      <text:p text:style-name="P6"/>
      <text:list xml:id="list152759218195837" text:continue-numbering="true" text:style-name="WWNum2">
        <text:list-item>
          <text:p text:style-name="P19">Descripción técnica de la solución desarrollada</text:p>
        </text:list-item>
      </text:list>
      <text:p text:style-name="P6"/>
      <text:p text:style-name="P2">Pruebas de la solución</text:p>
      <text:list xml:id="list6703070682135703392" text:style-name="WWNum1">
        <text:list-item>
          <text:p text:style-name="P21">Descripción del problema</text:p>
        </text:list-item>
      </text:list>
      <text:p text:style-name="P8"><text:s/>Describir el contexto del problema: </text:p>
      <text:p text:style-name="P9">¿ Cuál es el problema actual con los transportes de Valdivia ? ¿ Cuales son las soluciones existentes cuando uno quiere utilizar un transporte en Valdivia ? ¿ Cuales son las dificultades ? ¿ Por qué su proyecto podría ser interesante ? Etc</text:p>
      <text:p text:style-name="P9"/>
      <text:p text:style-name="P10"><text:span text:style-name="T8"><text:tab/></text:span><text:span text:style-name="T9">Para la mayor fuente de informaciones, existen herramientas para lograr objetivos concretos de problemas tanto cotidianos como complejos de distintas áreas. Se comprende que para la realidad común no existe la solución de todos los problemas debido que los requerimientos, tecnologías y necesidades cambian con el tiempo, y cada vez mas el nivel de complejidad va en aumento.</text:span></text:p>
      <text:p text:style-name="P9"/>
      <text:p text:style-name="P10"><text:span text:style-name="T9"><text:tab/>Para ésta oportunidad, nos enfocaremos en un caso particular de una ciudad que posee problemas de como almacenar un sistema de recorridos, mediante el cruce de información de las distintas rutas con los destinos que posea el sistema de transporte, tanto público como privado de la misma localidad. Dando información en lo posible cercana de lo que se desee obtener, como ejemplo: “Que transporte pasa por tal lugar o cercano al lugar”, donde la solución de este problema puede ayudar a gente que esté desorientada y sin conexión de internet, problema notable de un turista que si no posee mapa de la ciudad </text:span><text:span text:style-name="T10">o algún informativo del sistema de transporte local</text:span><text:span text:style-name="T9">, tiene que recurrir a la </text:span><text:span text:style-name="T10">búsqueda</text:span><text:span text:style-name="T9"> de información rudimentaria de consulta persona-persona </text:span><text:span text:style-name="T10">lo que dependiendo de la orientación de la persona, el margen de error para llegar a destino puede ser alto o bajo, lo que normalmente eso lo podemos cuantificar en tiempo que se pierde o gana, dependiendo el caso</text:span><text:span text:style-name="T9">. </text:span></text:p>
      <text:p text:style-name="P13"/>
      <text:p text:style-name="P10"><text:span text:style-name="T9"><text:tab/>La cual estos datos son ya almacenados y cruzados con lo que ya existe, además de existir la posibilidad de actualizarse. La dificultad que puede presentar es que al no presentar lugares marcados en el mapa o sector que visita, puede perder información de lo que busca en el momento, la ventaja es que esto puede ser <text:s/>actualizable por el mismo usuario y contrastado una vez conectado a internet para compartir y validad la información ya detallada.</text:span></text:p>
      <text:p text:style-name="P10"/>
      <text:p text:style-name="P10"><text:span text:style-name="T9"><text:tab/></text:span><text:span text:style-name="T10">El proyecto puede generar interés para gran parte de las personas que presenten el problema de desorientación al momento de movilizarse, ya que dentro de una ciudad si se requiere usar algún sistema de transporte local para movilizarse, se necesita saber si me sirve o no el destino al cual necesito llegar, dependiendo de la información disponible para el usuario cuando se necesite para su propia movilidad.</text:span></text:p>
      <text:p text:style-name="P8"/>
      <text:p text:style-name="P8"/>
      <text:p text:style-name="P3"/>
      <text:p text:style-name="P18"/>
      <text:list xml:id="list152758982874839" text:continue-numbering="true" text:style-name="WWNum1">
        <text:list-item>
          <text:p text:style-name="P20"><text:bookmark text:name="_htkv8ebmc8yo"/>Análisis de requisitos</text:p>
        </text:list-item>
      </text:list>
      <text:p text:style-name="P25"><text:bookmark text:name="_em5xr29hlud0"/>2.1 Definición de los usuarios</text:p>
      <text:p text:style-name="P8">Definir quién es el usuario de la aplicación (o quienes son) describiendo su "retrato robot". <text:line-break/>¿ A quién va a servir su proyecto ? ¿ Cómo lo utilizará ?</text:p>
      <text:p text:style-name="P12"/>
      <text:p text:style-name="P15"><text:tab/><text:span text:style-name="T6">El perfil de usuario a quien se orienta, es a base del desconocimiento global que es el no saber como moverse al momento de buscar un destino, por lo que la pregunta puede ser tanto obvia como complicada a la vez.</text:span></text:p>
      <text:p text:style-name="P14"/>
      <text:p text:style-name="P14"><text:span text:style-name="T6"><text:tab/>La utilización de la aplicación será destinada para lograr realizar un cruce de información, que permita identificar que tipo movilización (por el momento) detallada permite llegar desde su punto de inicio a su punto de destino</text:span><text:span text:style-name="T5"><text:tab/>, </text:span><text:span text:style-name="T6">permitiendo al usuario también sus limitancias, ventajas o desventajas que posee frente el tipo de movilización ocupe para su trayecto.</text:span></text:p>
      <text:p text:style-name="P16"/>
      <text:p text:style-name="P6"><text:tab/><text:span text:style-name="T4">2.2 Definición de las “historias de usuarios”</text:span></text:p>
      <text:p text:style-name="P8">Definir con “historias” lo que logrará hacer el usuario con su solución.<text:line-break/><text:line-break/>Ejemplo de historias:</text:p>
      <text:p text:style-name="P6"/>
      <text:p text:style-name="P8">Historia 1:</text:p>
      <text:p text:style-name="P6"><text:span text:style-name="T2">“Como </text:span><text:span text:style-name="T3">Turista</text:span><text:span text:style-name="T2"> quiero poder ingresar mi posición actual en la aplicación y saber cuales son las líneas de transportes más cercana”.</text:span></text:p>
      <text:p text:style-name="P6"/>
      <text:p text:style-name="P8">Historia 2</text:p>
      <text:p text:style-name="P6"><text:span text:style-name="T2">“Como </text:span><text:span text:style-name="T3">Valdiviano</text:span><text:span text:style-name="T2"> quiero verificar si una línea de transporte funciona un dia de la semana después de las 20 horas” </text:span></text:p>
      <text:p text:style-name="P3"/>
      <text:p text:style-name="P23"><text:bookmark text:name="_ray80iri0npw"/></text:p>
      <text:list xml:id="list152759158008675" text:continue-numbering="true" text:style-name="WWNum1">
        <text:list-item>
          <text:p text:style-name="P20"><text:bookmark text:name="_msccop83cpuc"/>Modelización de la solución</text:p>
        </text:list-item>
      </text:list>
      <text:p text:style-name="P8">Introducir brevemente su solución: ¿ cuáles son los distintos módulos ?</text:p>
      <text:p text:style-name="P8"><text:tab/></text:p>
      <text:p text:style-name="P11"><text:tab/><text:span text:style-name="T11">Podemos pensar que el sistema puede estar orientado para un caso particular como un turista, donde no tiene información alguna de como moverse al interior de una ciudad para llegar a ciertos destinos sin perderse.</text:span></text:p>
      <text:p text:style-name="P25"><text:bookmark text:name="_2p0a53i1969b"/>3.1 Modelización de la base de datos</text:p>
      <text:p text:style-name="P27"><text:bookmark text:name="_6qa8hxhpfm2"/>3.1.1 Modelización conceptual: Modelo Entidad-Relación</text:p>
      <text:p text:style-name="P6"/>
      <text:p text:style-name="P8">Modelo + descripción del modelo</text:p>
      <text:p text:style-name="P6"/>
      <text:p text:style-name="P27"><text:bookmark text:name="_x0jgsujp6b02"/>3.1.2 Modelización lógica: Modelo Relacional</text:p>
      <text:p text:style-name="P6"/>
      <text:p text:style-name="P8">Modelo + descripción del modelo</text:p>
      <text:p text:style-name="P24"><text:bookmark text:name="_apfax3w7jg81"/></text:p>
      <text:p text:style-name="P25"><text:bookmark text:name="_rh4np2vk8gzb"/>3.2 Modelización de la aplicación</text:p>
      <text:p text:style-name="P6"/>
      <text:p text:style-name="P8">Esquemas o Mock-ups precisando cómo el usuario interactúa con la base de datos </text:p>
      <text:p text:style-name="P6"/>
      <text:p text:style-name="P6"/>
      <text:p text:style-name="P3"/>
      <text:p text:style-name="P18"/>
      <text:p text:style-name="P22"><text:bookmark text:name="_pvif03ufwglj"/>4. Descripción técnica de la solución desarrollada</text:p>
      <text:p text:style-name="P8">Precisar las opciones técnicas utilizadas para desarrollar e integrar su solución (softwares, lenguaje de programación, librerías, etc.) </text:p>
      <text:p text:style-name="P6"/>
      <text:p text:style-name="P6"/>
      <text:p text:style-name="P5">5. Pruebas de la solución</text:p>
      <text:p text:style-name="P6"/>
      <text:p text:style-name="P8">Precisar los escenarios para probar la solución.</text:p>
      <text:p text:style-name="P6"/>
      <text:p text:style-name="P4">Escribir las consultas SQL realizadas para consultar la base de datos en cada escenario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style:style>
    <style:page-layout style:name="Mpm1">
      <style:page-layout-properties fo:page-width="21.001cm" fo:page-height="29.7cm" style:num-format="1" style:print-orientation="portrait" fo:margin-top="1.27cm" fo:margin-bottom="1.27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11-11T15:27:58.775112297</dc:date>
    <dc:creator>Diego Ignacio Rojas Asenjo</dc:creator>
    <meta:editing-duration>PT5S</meta:editing-duration>
    <meta:editing-cycles>2</meta:editing-cycles>
    <meta:document-statistic meta:table-count="0" meta:image-count="1" meta:object-count="0" meta:page-count="6" meta:paragraph-count="45" meta:word-count="809" meta:character-count="4956" meta:non-whitespace-character-count="4179"/>
  </office:meta>
</office:document-meta>
</file>